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17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office:value-type="float" office:value="66.301">
            <text:p>66.301</text:p>
          </table:table-cell>
          <table:table-cell office:value-type="float" office:value="591294.92">
            <text:p>591294.920</text:p>
          </table:table-cell>
          <table:table-cell office:value-type="float" office:value="255778.741">
            <text:p>255778.741</text:p>
          </table:table-cell>
        </table:table-row>
        <table:table-row table:style-name="ro1">
          <table:table-cell office:value-type="float" office:value="66.602">
            <text:p>66.602</text:p>
          </table:table-cell>
          <table:table-cell office:value-type="float" office:value="598602.926">
            <text:p>598602.926</text:p>
          </table:table-cell>
          <table:table-cell office:value-type="float" office:value="254945.085">
            <text:p>254945.085</text:p>
          </table:table-cell>
        </table:table-row>
        <table:table-row table:style-name="ro1">
          <table:table-cell office:value-type="float" office:value="66.813">
            <text:p>66.813</text:p>
          </table:table-cell>
          <table:table-cell office:value-type="float" office:value="601809.3">
            <text:p>601809.300</text:p>
          </table:table-cell>
          <table:table-cell office:value-type="float" office:value="255848.361">
            <text:p>255848.361</text:p>
          </table:table-cell>
        </table:table-row>
        <table:table-row table:style-name="ro1">
          <table:table-cell office:value-type="float" office:value="67.15">
            <text:p>67.15</text:p>
          </table:table-cell>
          <table:table-cell office:value-type="float" office:value="604153.697">
            <text:p>604153.697</text:p>
          </table:table-cell>
          <table:table-cell office:value-type="float" office:value="254185.329">
            <text:p>254185.329</text:p>
          </table:table-cell>
        </table:table-row>
        <table:table-row table:style-name="ro1">
          <table:table-cell office:value-type="float" office:value="86.323">
            <text:p>86.323</text:p>
          </table:table-cell>
          <table:table-cell office:value-type="float" office:value="591693.09">
            <text:p>591693.090</text:p>
          </table:table-cell>
          <table:table-cell office:value-type="float" office:value="250617.27">
            <text:p>250617.270</text:p>
          </table:table-cell>
        </table:table-row>
        <table:table-row table:style-name="ro1">
          <table:table-cell office:value-type="float" office:value="86.508">
            <text:p>86.508</text:p>
          </table:table-cell>
          <table:table-cell office:value-type="float" office:value="595576.084">
            <text:p>595576.084</text:p>
          </table:table-cell>
          <table:table-cell office:value-type="float" office:value="252298.293">
            <text:p>252298.293</text:p>
          </table:table-cell>
        </table:table-row>
        <table:table-row table:style-name="ro1">
          <table:table-cell office:value-type="float" office:value="86.526">
            <text:p>86.526</text:p>
          </table:table-cell>
          <table:table-cell office:value-type="float" office:value="596116.89">
            <text:p>596116.890</text:p>
          </table:table-cell>
          <table:table-cell office:value-type="float" office:value="247679.8">
            <text:p>247679.800</text:p>
          </table:table-cell>
        </table:table-row>
        <table:table-row table:style-name="ro1">
          <table:table-cell office:value-type="string">
            <text:p>86.711.1</text:p>
          </table:table-cell>
          <table:table-cell office:value-type="float" office:value="599400.195">
            <text:p>599400.195</text:p>
          </table:table-cell>
          <table:table-cell office:value-type="float" office:value="251480.244">
            <text:p>251480.244</text:p>
          </table:table-cell>
        </table:table-row>
        <table:table-row table:style-name="ro1">
          <table:table-cell office:value-type="string">
            <text:p>87.118.1</text:p>
          </table:table-cell>
          <table:table-cell office:value-type="float" office:value="603987.049">
            <text:p>603987.049</text:p>
          </table:table-cell>
          <table:table-cell office:value-type="float" office:value="251664.345">
            <text:p>251664.34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7">08/07/2011</text:date>, <text:time>15:4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Ziegler</meta:initial-creator>
    <meta:creation-date>2011-08-07T15:44:11</meta:creation-date>
    <dc:date>2011-08-07T15:45:06</dc:date>
    <dc:creator>Stefan Ziegler</dc:creator>
    <meta:editing-duration>PT00H00M55S</meta:editing-duration>
    <meta:editing-cycles>2</meta:editing-cycles>
    <meta:generator>OpenOffice.org/3.2$Linux OpenOffice.org_project/320m19$Build-9505</meta:generator>
    <meta:document-statistic meta:table-count="3" meta:cell-count="27" meta:object-count="0"/>
  </office:meta>
</office:document-meta>
</file>